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91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cm" svg:y1="18cm" svg:x2="2.8cm" svg:y2="15.9cm">
          <text:p/>
        </draw:line>
        <draw:line draw:style-name="gr1" draw:text-style-name="P1" draw:layer="layout" svg:x1="1.9cm" svg:y1="17cm" svg:x2="3.7cm" svg:y2="17cm">
          <text:p/>
        </draw:line>
        <draw:line draw:style-name="gr1" draw:text-style-name="P1" draw:layer="layout" svg:x1="2.8cm" svg:y1="18cm" svg:x2="2.1cm" svg:y2="19cm">
          <text:p/>
        </draw:line>
        <draw:line draw:style-name="gr1" draw:text-style-name="P1" draw:layer="layout" svg:x1="3.6cm" svg:y1="19cm" svg:x2="2.8cm" svg:y2="18cm">
          <text:p/>
        </draw:line>
        <draw:custom-shape draw:style-name="gr2" draw:text-style-name="P1" draw:layer="layout" svg:width="1.1cm" svg:height="1.1cm" svg:x="2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2" draw:layer="layout" svg:width="4.7cm" svg:height="1.9cm" svg:x="7cm" svg:y="14.4cm">
          <text:p text:style-name="P1"><text:span text:style-name="T1">Vérifier </text:span></text:p>
          <text:p text:style-name="P1"><text:span text:style-name="T1">fiche de frais</text:span></text:p>
        </draw:ellipse>
        <draw:ellipse draw:style-name="gr3" draw:text-style-name="P1" draw:layer="layout" svg:width="4.7cm" svg:height="1.9cm" svg:x="7cm" svg:y="17.7cm">
          <text:p text:style-name="P1"><text:span text:style-name="T1">Suivre paiement </text:span></text:p>
          <text:p text:style-name="P1"><text:span text:style-name="T1">fiche de frais</text:span></text:p>
        </draw:ellipse>
        <draw:line draw:style-name="gr1" draw:text-style-name="P1" draw:layer="layout" svg:x1="2.7cm" svg:y1="10.2cm" svg:x2="2.7cm" svg:y2="8.1cm">
          <text:p/>
        </draw:line>
        <draw:line draw:style-name="gr1" draw:text-style-name="P1" draw:layer="layout" svg:x1="1.8cm" svg:y1="9.2cm" svg:x2="3.6cm" svg:y2="9.2cm">
          <text:p/>
        </draw:line>
        <draw:line draw:style-name="gr1" draw:text-style-name="P1" draw:layer="layout" svg:x1="2.7cm" svg:y1="10.2cm" svg:x2="2cm" svg:y2="11.2cm">
          <text:p/>
        </draw:line>
        <draw:line draw:style-name="gr1" draw:text-style-name="P1" draw:layer="layout" svg:x1="3.5cm" svg:y1="11.2cm" svg:x2="2.7cm" svg:y2="10.2cm">
          <text:p/>
        </draw:line>
        <draw:custom-shape draw:style-name="gr2" draw:text-style-name="P1" draw:layer="layout" svg:width="1.1cm" svg:height="1.1cm" svg:x="2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2" draw:layer="layout" svg:width="4.7cm" svg:height="1.9cm" svg:x="6.9cm" svg:y="6.6cm">
          <text:p text:style-name="P1"><text:span text:style-name="T1">Renseigner</text:span></text:p>
          <text:p text:style-name="P1"><text:span text:style-name="T1">fiche de frais</text:span></text:p>
        </draw:ellipse>
        <draw:ellipse draw:style-name="gr3" draw:text-style-name="P2" draw:layer="layout" svg:width="4.7cm" svg:height="1.9cm" svg:x="6.9cm" svg:y="9.9cm">
          <text:p text:style-name="P1"><text:span text:style-name="T1">Consulter </text:span></text:p>
          <text:p text:style-name="P1"><text:span text:style-name="T1">Fiche de frais</text:span></text:p>
        </draw:ellipse>
        <draw:ellipse draw:style-name="gr3" draw:text-style-name="P2" draw:layer="layout" svg:width="4.7cm" svg:height="1.9cm" svg:x="14.7cm" svg:y="11.8cm">
          <text:p text:style-name="P1"><text:span text:style-name="T1">S'authentifier</text:span></text:p>
        </draw:ellipse>
        <draw:line draw:style-name="gr1" draw:text-style-name="P1" draw:layer="layout" svg:x1="4.5cm" svg:y1="10.2cm" svg:x2="7cm" svg:y2="7.9cm">
          <text:p/>
        </draw:line>
        <draw:line draw:style-name="gr1" draw:text-style-name="P1" draw:layer="layout" svg:x1="4.4cm" svg:y1="10.8cm" svg:x2="6.9cm" svg:y2="10.8cm">
          <text:p/>
        </draw:line>
        <draw:line draw:style-name="gr1" draw:text-style-name="P1" draw:layer="layout" svg:x1="4.4cm" svg:y1="17.5cm" svg:x2="7cm" svg:y2="15.4cm">
          <text:p/>
        </draw:line>
        <draw:line draw:style-name="gr1" draw:text-style-name="P1" draw:layer="layout" svg:x1="4.4cm" svg:y1="18.3cm" svg:x2="7cm" svg:y2="18.7cm">
          <text:p/>
        </draw:line>
        <draw:line draw:style-name="gr4" draw:text-style-name="P1" draw:layer="layout" svg:x1="11.6cm" svg:y1="7.6cm" svg:x2="16.9cm" svg:y2="11.9cm">
          <text:p/>
        </draw:line>
        <draw:line draw:style-name="gr4" draw:text-style-name="P1" draw:layer="layout" svg:x1="11.6cm" svg:y1="10.8cm" svg:x2="15cm" svg:y2="12.3cm">
          <text:p/>
        </draw:line>
        <draw:line draw:style-name="gr4" draw:text-style-name="P1" draw:layer="layout" svg:x1="11.7cm" svg:y1="15.3cm" svg:x2="15.4cm" svg:y2="13.4cm">
          <text:p/>
        </draw:line>
        <draw:line draw:style-name="gr4" draw:text-style-name="P1" draw:layer="layout" svg:x1="11.7cm" svg:y1="15.301cm" svg:x2="15.4cm" svg:y2="13.401cm">
          <text:p/>
        </draw:line>
        <draw:line draw:style-name="gr4" draw:text-style-name="P1" draw:layer="layout" svg:x1="11.7cm" svg:y1="18.4cm" svg:x2="17cm" svg:y2="13.8cm">
          <text:p/>
        </draw:line>
        <draw:frame draw:style-name="gr5" draw:text-style-name="P3" draw:layer="layout" svg:width="3.22cm" svg:height="1.361cm" svg:x="13.88cm" svg:y="16.559cm">
          <draw:text-box>
            <text:p><text:span text:style-name="T1">&lt;&lt;include&gt;&gt;</text:span></text:p>
          </draw:text-box>
        </draw:frame>
        <draw:frame draw:style-name="gr5" draw:text-style-name="P3" draw:layer="layout" svg:width="3.22cm" svg:height="1.361cm" svg:x="11.1cm" svg:y="13.559cm">
          <draw:text-box>
            <text:p><text:span text:style-name="T1">&lt;&lt;include&gt;&gt;</text:span></text:p>
          </draw:text-box>
        </draw:frame>
        <draw:frame draw:style-name="gr6" draw:text-style-name="P3" draw:layer="layout" svg:width="3.22cm" svg:height="1.361cm" svg:x="10.98cm" svg:y="11.8cm">
          <draw:text-box>
            <text:p><text:span text:style-name="T1">&lt;&lt;include&gt;&gt;</text:span></text:p>
          </draw:text-box>
        </draw:frame>
        <draw:frame draw:style-name="gr5" draw:text-style-name="P3" draw:layer="layout" svg:width="3.22cm" svg:height="1.361cm" svg:x="14.2cm" svg:y="9cm">
          <draw:text-box>
            <text:p><text:span text:style-name="T1">&lt;&lt;include&gt;&gt;</text:span></text:p>
          </draw:text-box>
        </draw:frame>
        <draw:frame draw:style-name="gr7" draw:layer="layout" svg:width="2.78cm" svg:height="1.675cm" svg:x="1.4cm" svg:y="11.7cm">
          <draw:text-box>
            <text:p>Visiteur </text:p>
            <text:p>médical</text:p>
          </draw:text-box>
        </draw:frame>
        <draw:frame draw:style-name="gr8" draw:text-style-name="P4" draw:layer="layout" svg:width="3.563cm" svg:height="0.963cm" svg:x="1.037cm" svg:y="19.5cm">
          <draw:text-box>
            <text:p><text:span text:style-name="T2">Comptable</text:span></text:p>
          </draw:text-box>
        </draw:frame>
        <draw:frame draw:style-name="gr9" draw:text-style-name="P5" draw:layer="layout" svg:width="10.683cm" svg:height="0.806cm" svg:x="4.989cm" svg:y="2.694cm">
          <draw:text-box>
            <text:p text:style-name="P5"><text:span text:style-name="T3">GSB FRAIS – Diagramme des cas d'utilis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u_20_de_20_tableau" style:display-name="Contenu de tableau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6T00:33:11.84</meta:creation-date>
    <meta:generator>OpenOffice/4.1.2$Win32 OpenOffice.org_project/412m3$Build-9782</meta:generator>
    <dc:date>2016-05-06T01:03:21.83</dc:date>
    <meta:editing-duration>PT12M4S</meta:editing-duration>
    <meta:editing-cycles>5</meta:editing-cycles>
    <meta:document-statistic meta:object-count="31"/>
  </office:meta>
</office:document-meta>
</file>